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Standard">
      <style:paragraph-properties fo:margin-top="0in" fo:margin-bottom="0.1965in" style:contextual-spacing="false"/>
      <style:text-properties officeooo:rsid="0018a143" officeooo:paragraph-rsid="001a8ffd"/>
    </style:style>
    <style:style style:name="P5" style:family="paragraph" style:parent-style-name="Standard">
      <style:paragraph-properties fo:margin-top="0in" fo:margin-bottom="0.1965in" style:contextual-spacing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in" fo:margin-bottom="0.1965in" style:contextual-spacing="false"/>
      <style:text-properties fo:font-weight="bold" officeooo:rsid="0014d59c" officeooo:paragraph-rsid="0014d59c" style:font-weight-asian="bold" style:font-weight-complex="bold"/>
    </style:style>
    <style:style style:name="P7" style:family="paragraph" style:parent-style-name="Standard">
      <style:paragraph-properties fo:margin-top="0in" fo:margin-bottom="0.1965in" style:contextual-spacing="false"/>
      <style:text-properties officeooo:paragraph-rsid="0018a143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6">
      <style:text-properties officeooo:paragraph-rsid="001da58f"/>
    </style:style>
    <style:style style:name="P11" style:family="paragraph" style:parent-style-name="Text_20_body" style:list-style-name="L7"/>
    <style:style style:name="P12" style:family="paragraph" style:parent-style-name="Text_20_body">
      <style:text-properties officeooo:paragraph-rsid="001da58f"/>
    </style:style>
    <style:style style:name="P13" style:family="paragraph" style:parent-style-name="Text_20_body" style:list-style-name="L3">
      <style:text-properties fo:color="#ff6600" style:font-name="Liberation Mono"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3">
      <style:paragraph-properties fo:margin-top="0in" fo:margin-bottom="0in" style:contextual-spacing="false"/>
      <style:text-properties fo:color="#ff6600" style:font-name="Liberation Mono" fo:font-size="10pt" fo:font-weight="bold" style:font-size-asian="10pt" style:font-weight-asian="bold" style:font-size-complex="10pt" style:font-weight-complex="bold"/>
    </style:style>
    <style:style style:name="P16" style:family="paragraph" style:parent-style-name="Preformatted_20_Text" style:list-style-name="L5"/>
    <style:style style:name="P17" style:family="paragraph" style:parent-style-name="Preformatted_20_Text" style:list-style-name="L5">
      <style:paragraph-properties fo:margin-top="0in" fo:margin-bottom="0.1965in" style:contextual-spacing="false"/>
    </style:style>
    <style:style style:name="P18" style:family="paragraph" style:parent-style-name="Preformatted_20_Text" style:list-style-name="L6">
      <style:paragraph-properties fo:margin-top="0in" fo:margin-bottom="0.1965in" style:contextual-spacing="false"/>
    </style:style>
    <style:style style:name="P19" style:family="paragraph" style:parent-style-name="Preformatted_20_Text">
      <style:paragraph-properties fo:margin-top="0in" fo:margin-bottom="0.1965in" style:contextual-spacing="false" fo:background-color="transparent">
        <style:background-image/>
      </style:paragraph-properties>
    </style:style>
    <style:style style:name="P20" style:family="paragraph" style:parent-style-name="Preformatted_20_Text">
      <style:paragraph-properties fo:background-color="transparent">
        <style:background-image/>
      </style:paragraph-properties>
    </style:style>
    <style:style style:name="T1" style:family="text">
      <style:text-properties officeooo:rsid="001707cd"/>
    </style:style>
    <style:style style:name="T2" style:family="text">
      <style:text-properties officeooo:rsid="0014d59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a58f" style:font-weight-asian="bold" style:font-weight-complex="bold"/>
    </style:style>
    <style:style style:name="T5" style:family="text">
      <style:text-properties officeooo:rsid="001c938f"/>
    </style:style>
    <style:style style:name="T6" style:family="text">
      <style:text-properties officeooo:rsid="001da58f"/>
    </style:style>
    <style:style style:name="T7" style:family="text">
      <style:text-properties fo:color="#ff6600"/>
    </style:style>
    <style:style style:name="T8" style:family="text">
      <style:text-properties fo:color="#ff6600" fo:font-weight="bold" style:font-weight-asian="bold" style:font-weight-complex="bold"/>
    </style:style>
    <style:style style:name="T9" style:family="text">
      <style:text-properties fo:color="#ff6600" fo:font-weight="bold" officeooo:rsid="001da58f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http://redis.io/topics/quickstart</text:p>
      <text:p text:style-name="P1"/>
      <text:p text:style-name="P5"><text:bookmark text:name="redis-quick-start"/>Redis Quick Start <text:span text:style-name="T1">Summary (July 2015)</text:span></text:p>
      <text:p text:style-name="P4">This is a summary of the quickstart guide from the redis.io website. <text:s/>It is a distilled version of the steps <text:s/>needed to install Redis. <text:s/>See <text:a xlink:type="simple" xlink:href="http://redis.io/topics/quickstart"><text:span text:style-name="T2">http://redis.io/topics/quickstart</text:span></text:a><text:span text:style-name="T2"> </text:span>for the complete guide.</text:p>
      <text:p text:style-name="P7"/>
      <text:h text:style-name="Heading_20_1" text:outline-level="1"><text:bookmark text:name="installing-redis"/>Installing Redis</text:h>
      <text:p text:style-name="Text_20_body">The suggested way of installing Redis is compiling it from source <text:span text:style-name="T6">code.</text:span></text:p>
      <text:p text:style-name="Text_20_body"><text:span text:style-name="T5">Open the Terminal in the directory where you want to save the install files and type the following commands (this will download the latest Redis source code and compile)</text:span>:</text:p>
      <text:p text:style-name="P20"><text:span text:style-name="Source_20_Text"><text:span text:style-name="T8">wget http://download.redis.io/redis-stable.tar.gz</text:span></text:span></text:p>
      <text:p text:style-name="P20"><text:span text:style-name="Source_20_Text"><text:span text:style-name="T8">tar xvzf redis-stable.tar.gz</text:span></text:span></text:p>
      <text:p text:style-name="P20"><text:span text:style-name="Source_20_Text"><text:span text:style-name="T8">cd redis-stable</text:span></text:span></text:p>
      <text:p text:style-name="P19"><text:span text:style-name="Source_20_Text"><text:span text:style-name="T8">make</text:span></text:span></text:p>
      <text:p text:style-name="Text_20_body">At this point you can try if your build works correctly by typing <text:span text:style-name="Strong_20_Emphasis">make test</text:span>, but this is an optional step.</text:p>
      <text:p text:style-name="P12"><text:span text:style-name="T6">Once the compilation is completed, </text:span>copy both the Redis server and the command line interface in proper places, either manually using the following commands:</text:p>
      <text:list xml:id="list8574279212458866067" text:style-name="L3">
        <text:list-item>
          <text:p text:style-name="P15">sudo cp src/redis-server /usr/local/bin/ </text:p>
        </text:list-item>
        <text:list-item>
          <text:p text:style-name="P13">sudo cp src/redis-cli /usr/local/bin/ </text:p>
        </text:list-item>
      </text:list>
      <text:h text:style-name="Heading_20_1" text:outline-level="1"><text:bookmark text:name="installing-redis-more-properly"/>Installing Redis <text:span text:style-name="T6">as a service</text:span></text:h>
      <text:p text:style-name="Text_20_body">We assume you already copied <text:span text:style-name="Strong_20_Emphasis">redis-server</text:span> and <text:span text:style-name="Strong_20_Emphasis">redis-cli</text:span> executables under /usr/local/bin.</text:p>
      <text:list xml:id="list4193365835198067349" text:style-name="L5">
        <text:list-item>
          <text:p text:style-name="P8">Create a directory where to store your Redis config files and your data:</text:p>
          <text:p text:style-name="P16"><text:span text:style-name="Source_20_Text"><text:span text:style-name="T8">sudo mkdir /etc/redis</text:span></text:span></text:p>
          <text:p text:style-name="P17"><text:span text:style-name="Source_20_Text"><text:span text:style-name="T8">sudo mkdir /var/redis</text:span></text:span></text:p>
        </text:list-item>
        <text:list-item>
          <text:p text:style-name="P8">Copy the init script that you'll find in the Redis distribution under the <text:span text:style-name="Strong_20_Emphasis">utils</text:span> directory into /etc/init.d. We suggest calling it with the name of the <text:span text:style-name="T6">default </text:span>port <text:span text:style-name="T6">(6379) </text:span>where you are running this instance of Redis. For example:</text:p>
          <text:p text:style-name="P17"><text:span text:style-name="Source_20_Text"><text:span text:style-name="T8">sudo cp utils/redis_init_script /etc/init.d/redis_6379</text:span></text:span></text:p>
        </text:list-item>
      </text:list>
      <text:p text:style-name="Text_20_body"/>
      <text:p text:style-name="Text_20_body"><text:soft-page-break/></text:p>
      <text:list xml:id="list2519694569016818314" text:style-name="L6">
        <text:list-item>
          <text:p text:style-name="P10"><text:span text:style-name="T6">Extract the default configuration file found in </text:span><text:span text:style-name="T9">redis-3.0.2-quickstart-conf.zip</text:span><text:span text:style-name="T7"> <text:s text:c="2"/></text:span><text:span text:style-name="T6">Copy the </text:span><text:span text:style-name="T4">extracted redis.conf </text:span><text:span text:style-name="T6">file </text:span>into /etc/redis/ using the port number as name, for instance:</text:p>
          <text:p text:style-name="P18"><text:span text:style-name="Source_20_Text"><text:span text:style-name="T8">sudo cp redis.conf /etc/redis/6379.conf</text:span></text:span></text:p>
        </text:list-item>
        <text:list-item>
          <text:p text:style-name="P9">Create a directory inside /var/redis that will work as data and working directory for this Redis instance:</text:p>
          <text:p text:style-name="P18"><text:span text:style-name="Source_20_Text"><text:span text:style-name="T8">sudo mkdir /var/redis/6379</text:span></text:span></text:p>
        </text:list-item>
        <text:list-item>
          <text:p text:style-name="P9">Finally add the new Redis init script to all the default runlevels using the following command <text:span text:style-name="T6">(this will set Redis to load at startup by default)</text:span>:</text:p>
          <text:p text:style-name="P18"><text:span text:style-name="Source_20_Text"><text:span text:style-name="T8">sudo update-rc.d redis_6379 defaults</text:span></text:span></text:p>
        </text:list-item>
      </text:list>
      <text:p text:style-name="Text_20_body">You are done! <text:span text:style-name="T6">See the quickstart for more information about Redis, such as pinging to see if the app is running.</text:span></text:p>
      <text:p text:style-name="Text_20_body">This website is <text:a xlink:type="simple" xlink:href="https://github.com/antirez/redis-io">open source software</text:a>. See all <text:a xlink:type="simple" xlink:href="http://redis.io/topics/sponsors">credits</text:a>. </text:p>
      <text:p text:style-name="P3">Sponsored by <draw:a xlink:type="simple" xlink:href="http://www.pivotal.io/big-data/redis"><draw:frame draw:style-name="fr1" draw:name="Image2" text:anchor-type="as-char" svg:width="1.052in" svg:height="0.2811in" draw:z-index="0"><draw:image xlink:href="http://redis.io/images/pivotal.png" xlink:type="simple" xlink:show="embed" xlink:actuate="onLoad"/><svg:title>Redis Support</svg:title></draw:frame></draw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soluteMint </meta:initial-creator>
    <meta:creation-date>2015-07-14T22:02:33.600794441</meta:creation-date>
    <dc:date>2015-07-16T00:09:09.316238871</dc:date>
    <dc:creator>ResoluteMint </dc:creator>
    <meta:editing-duration>PT1H55M54S</meta:editing-duration>
    <meta:editing-cycles>6</meta:editing-cycles>
    <meta:generator>LibreOffice/4.2.8.2$Linux_X86_64 LibreOffice_project/420m0$Build-2</meta:generator>
    <meta:printed-by>ResoluteMint </meta:printed-by>
    <meta:print-date>2015-07-15T22:18:57.048050268</meta:print-date>
    <meta:document-statistic meta:table-count="0" meta:image-count="1" meta:object-count="0" meta:page-count="2" meta:paragraph-count="30" meta:word-count="341" meta:character-count="2201" meta:non-whitespace-character-count="1894"/>
  </office:meta>
</office:document-meta>
</file>